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NumberedList"/>
    <style:style style:name="T1" style:family="text">
      <style:text-properties fo:language="pt" fo:country="BR"/>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Resenha 12 - Ostrom, NEI e Economia Ecológica</text:title></text:p>
      <text:p text:style-name="OrgTitle"/>
      <text:p text:style-name="OrgSubtitle"><text:initial-creator>Gabriel Petrini da Silveira</text:initial-creator></text:p>
      <text:p text:style-name="OrgSubtitle"/>
      <text:p text:style-name="OrgSubtitle">26 de Junho de 2020</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5fa1be2" text:style-name="Internet_20_link" text:visited-style-name="Visited_20_Internet_20_Link">1. Ostrom (2009): A polycentric approach for coping with Climate Change</text:a></text:p>
          <text:p text:style-name="Contents_20_2"><text:a xlink:type="simple" xlink:href="#orgc5b48d5" text:style-name="Internet_20_link" text:visited-style-name="Visited_20_Internet_20_Link">1.1. O desafio da mudança climática</text:a></text:p>
          <text:p text:style-name="Contents_20_2"><text:a xlink:type="simple" xlink:href="#orgd3dd1a9" text:style-name="Internet_20_link" text:visited-style-name="Visited_20_Internet_20_Link">1.2. Deveríamos esperar por uma solução a nível global?</text:a></text:p>
          <text:p text:style-name="Contents_20_2"><text:a xlink:type="simple" xlink:href="#orgfe18e6b" text:style-name="Internet_20_link" text:visited-style-name="Visited_20_Internet_20_Link">1.3. Teoria Convencional da Ação Coletiva</text:a></text:p>
          <text:p text:style-name="Contents_20_2"><text:a xlink:type="simple" xlink:href="#orgb173e61" text:style-name="Internet_20_link" text:visited-style-name="Visited_20_Internet_20_Link">1.4. A falta de respaldo empírico na teoria convencional da ação coletiva</text:a></text:p>
          <text:p text:style-name="Contents_20_2"><text:a xlink:type="simple" xlink:href="#orgf8a4382" text:style-name="Internet_20_link" text:visited-style-name="Visited_20_Internet_20_Link">1.5. Atualizando a teoria da ação coletiva relacionada às mudanças climáticas</text:a></text:p>
          <text:p text:style-name="Contents_20_2"><text:a xlink:type="simple" xlink:href="#orgb487284" text:style-name="Internet_20_link" text:visited-style-name="Visited_20_Internet_20_Link">1.6. Existem apenas benefício globlais gerados pela redução da emissão dos gases causadores do efeito-estufa?</text:a></text:p>
          <text:p text:style-name="Contents_20_2"><text:a xlink:type="simple" xlink:href="#orgf14aff7" text:style-name="Internet_20_link" text:visited-style-name="Visited_20_Internet_20_Link">1.7. Quais medidas estão sendo tomadas para reduzir a emissão de gases de efeito-estufa?</text:a></text:p>
          <text:p text:style-name="Contents_20_2"><text:a xlink:type="simple" xlink:href="#orge7f8192" text:style-name="Internet_20_link" text:visited-style-name="Visited_20_Internet_20_Link">1.8. As ações a nível global são a melhor forma de gerar ação coletiva?</text:a></text:p>
        </text:index-body>
      </text:table-of-content>
      <text:h text:style-name="Heading_20_1" text:outline-level="1"><text:bookmark-start text:name="OrgXref.org5fa1be2"/><text:bookmark text:name="org5fa1be2"/>Ostrom (2009): A polycentric approach for coping with Climate Change <text:bookmark-end text:name="OrgXref.org5fa1be2"/></text:h>
      <text:h text:style-name="Heading_20_2" text:outline-level="2"><text:bookmark-start text:name="OrgXref.orgc5b48d5"/><text:bookmark text:name="orgc5b48d5"/>O desafio da mudança climática <text:bookmark-end text:name="OrgXref.orgc5b48d5"/></text:h>
      <text:p text:style-name="Text_20_body">A autora abre a discussão mencionando que outros pesquisadores tem associado o sucesso da contenção da mudaça climática não poderia vir de um único país. Não apenas isso, mas também que se apenas um país tentasse, seria um esforço em vão. </text:p>
      <text:h text:style-name="Heading_20_2" text:outline-level="2"><text:bookmark-start text:name="OrgXref.orgd3dd1a9"/><text:bookmark text:name="orgd3dd1a9"/>Deveríamos esperar por uma solução a nível global? <text:bookmark-end text:name="OrgXref.orgd3dd1a9"/></text:h>
      <text:p text:style-name="Text_20_body">No entanto, Ostrom também destaca que a espera por uma solução a nível global também pode ser problemática. Outras discussões correlatas dizem respeito aos responsáveis pelo aumento da poluição, bem como pelo acerto de contas das soluções. Além disso, mesmo que uma solução global surja, nada garante que irá funcionar. Dentre as formas de avaliar tais problemas, a perspectiva dos bens comuns é a mais frequente dentre as abordagne dos dilemas da ação coletiva. </text:p>
      <text:p text:style-name="Text_20_body">Em seguida, destaca que a teoria clássica da ação coletiva prevê que o agente (a nível individual) não irá alterar seu comportamente ao menos que uma autoridade coercitiva gere incentivos para tal ação. Sendo assim, alguns analistas propõem soluções a nível global dada esta teoria da inação coletiva. </text:p>
      <text:h text:style-name="Heading_20_2" text:outline-level="2"><text:bookmark-start text:name="OrgXref.orgfe18e6b"/><text:bookmark text:name="orgfe18e6b"/><text:soft-page-break/>Teoria Convencional da Ação Coletiva <text:bookmark-end text:name="OrgXref.orgfe18e6b"/></text:h>
      <text:p text:style-name="Text_20_body">A autora abre a seção destacando que o temor "dilema social" surge das configurações em que as ações não-coordenadas gera resultados sub-ótimos para os agentes no longo-prazo. Desse modo, o resultado ótimo a nível social seria aquele que envolvesse cooperação por meio de estratégias que são diferentes do Equilíbrio de Nash. Dentre os problemas associados à inação coletiva, destaca-se que os custos são concentrados enquanto os benefícios são difusos. Além disso, se muitos agentes atuam como "caronistas", os demais podem decidir não contribuir para o bem coletivo. Resumidamente, a teoria convencional da ação coletiva conclui que, na ausência de externalidades, é impossível obter uma ação coletiva. Como consequência, tal teoria não explica a emergência de grupos auto-organizados com o propósito de obter o bem coletivo. Além disso, Ostrom também destaca que esta abordagem não possui respaldo empírico para dilemas sociais a nível pequeno e médio. </text:p>
      <text:h text:style-name="Heading_20_2" text:outline-level="2"><text:bookmark-start text:name="OrgXref.orgb173e61"/><text:bookmark text:name="orgb173e61"/>A falta de respaldo empírico na teoria convencional da ação coletiva <text:bookmark-end text:name="OrgXref.orgb173e61"/></text:h>
      <text:p text:style-name="Text_20_body">Dentre os resultados empíricos desta agenda, destaca-se a ausência de respaldo da teoria convencional da ação coletiva. Enquanto os estudos apresentam a presença de "caronistas" em várias pesquisas, um número grande de indivíduos que enfrentam dilemas coletivos cooperam. Em especial, reporta-se cooperação quando os agentes confiam nos demais. Dito isso, se faz necessário modificar o escopo teórico para algum que possual respaldo empírico. </text:p>
      <text:h text:style-name="Heading_20_2" text:outline-level="2"><text:bookmark-start text:name="OrgXref.orgf8a4382"/><text:bookmark text:name="orgf8a4382"/>Atualizando a teoria da ação coletiva relacionada às mudanças climáticas <text:bookmark-end text:name="OrgXref.orgf8a4382"/></text:h>
      <text:p text:style-name="Text_20_body">A autora destaca que o contexto de confiança e reciprocidade é fundamental para a solução de problemas de dilema social. Sendo assim, se faz necessário alterar os microfundamentos comportamentais em que os agentes aprendem e obtenham informação na medida que se relacionam com os demais. Dentre as configurações que apresentam um elevado (e permanente) grau de cooperação são aquelas em que os agentes envolvidos tem a capacidade de ganhar confiança e reciprocidade com os demais. Os seguintes elementos explicam tais configurações: </text:p>
      <text:list xml:id="list1973717850" text:style-name="OrgNumberedList">
        <text:list-item>
          <text:p text:style-name="P2">Disponibilidade de informações confiáveis sobre os custos e benefícios da ação </text:p>
        </text:list-item>
        <text:list-item>
          <text:p text:style-name="P2">Os indivíduos envolvidos concebem que os recursos envolvidos são relevantes em um horizonte de longo-prazo </text:p>
        </text:list-item>
        <text:list-item>
          <text:p text:style-name="P2">Ganhos de reputação e reciprocidade são relevantes para os agentes envolvidos </text:p>
        </text:list-item>
        <text:list-item>
          <text:p text:style-name="P2">Agentes podem se comunicar com ao menos algumas partes </text:p>
        </text:list-item>
        <text:list-item>
          <text:p text:style-name="P2">Monitoramento informal e factível e considerado apropriado </text:p>
        </text:list-item>
        <text:list-item>
          <text:p text:style-name="P2">Existe liderança social relacionada com a capacidade de resolver outros problemas correlatos </text:p>
        </text:list-item>
      </text:list>
      <text:p text:style-name="Text_20_body">Neste ponto, vale resaltar que os problemas da ação coletiva não desaparecem na presença de um externalidade do governo uma vez que estas políticas dependem do desejo de cooperação deste agentes. </text:p>
      <text:h text:style-name="Heading_20_2" text:outline-level="2"><text:bookmark-start text:name="OrgXref.orgb487284"/><text:bookmark text:name="orgb487284"/><text:soft-page-break/>Existem apenas benefício globlais gerados pela redução da emissão dos gases causadores do efeito-estufa? <text:bookmark-end text:name="OrgXref.orgb487284"/></text:h>
      <text:p text:style-name="Text_20_body">Nesta seção, a autora apresenta alguns exemplos de medidas tomadas para conter a mudança climática. Dentre elas, destaca-se o aumento de impostos sobre consumo de energia uma vez que altera-se os preços relativos e, portanto, os incentivos de consumo das famílias. No entanto, ela reporta que discussões locais sobre os custos, impactos e benefícios são relevantes para gerar mudanças no comportamento individual. Além disso, algumas dessas decisões podem reduzir os custos das políticas adotadas pelo governo. Outro problema é que a questão ambiental tem sido tratada como um problema global, logo, ações individuais passam a ser vistas como pouco eficazes. </text:p>
      <text:h text:style-name="Heading_20_2" text:outline-level="2"><text:bookmark-start text:name="OrgXref.orgf14aff7"/><text:bookmark text:name="orgf14aff7"/>Quais medidas estão sendo tomadas para reduzir a emissão de gases de efeito-estufa? <text:bookmark-end text:name="OrgXref.orgf14aff7"/></text:h>
      <text:p text:style-name="Text_20_body">Nesta seção, a autora explicita algumas ações a nível local, estadual e entre países da União Europeia. O importante a se destacar é que os agentes que partiparam destas ações se reconhecem que são fonte tanto de emissores quanto fonte de mudança. </text:p>
      <text:h text:style-name="Heading_20_2" text:outline-level="2"><text:bookmark-start text:name="OrgXref.orge7f8192"/><text:bookmark text:name="orge7f8192"/>As ações a nível global são a melhor forma de gerar ação coletiva? <text:bookmark-end text:name="OrgXref.orge7f819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briel Petrini da Silveira</meta:initial-creator>
    <dc:date>2020-06-22T15:18:26.795479845</dc:date>
    <meta:creation-date>2020-06-22T15:17:59</meta:creation-date>
    <meta:generator>LibreOffice/6.4.3.2$Linux_X86_64 LibreOffice_project/40$Build-2</meta:generator>
    <meta:keyword/>
    <dc:subject/>
    <dc:title>Resenha 12 - Ostrom, NEI e Economia Ecológica</dc:title>
    <meta:editing-duration>PT23S</meta:editing-duration>
    <meta:editing-cycles>1</meta:editing-cycles>
    <meta:document-statistic meta:table-count="0" meta:image-count="0" meta:object-count="0" meta:page-count="3" meta:paragraph-count="41" meta:word-count="916" meta:character-count="5883" meta:non-whitespace-character-count="4990"/>
  </office:meta>
</office:document-meta>
</file>